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7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Bug Id:</text:p>
          </table:table-cell>
          <table:table-cell office:value-type="string" table:style-name="ce2">
            <text:p>Description: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ssource manager needs to be added to the agent repository somehow, but the casting makes it problematic.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ssource manager needs to load information from ownershipRepository and creditRepository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niel Støvring Alstrup</meta:initial-creator>
    <dc:creator>Daniel Støvring Alstrup</dc:creator>
    <meta:creation-date>2022-05-18T21:35:45Z</meta:creation-date>
    <dc:date>2022-05-18T21:40:03Z</dc:date>
  </office:meta>
</office:document-meta>
</file>